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/>
      <style:text-properties fo:font-size="22pt" style:font-size-asian="22pt" style:font-size-complex="22pt"/>
    </style:style>
  </office:automatic-styles>
  <office:body>
    <office:text text:use-soft-page-breaks="true">
      <text:p text:style-name="P1">Dateiformate</text:p>
      <text:h text:style-name="Überschrift1" text:outline-level="1">Beleuchtungsdaten</text:h>
      <text:p text:style-name="Textbody">Name der Datei:<text:tab/>Beleuchtungsdaten.csv</text:p>
      <text:p text:style-name="Textbody">Speicherort:<text:s/><text:tab/><text:tab/>&lt;Applikationsdaten&gt;/logs/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ucMoe08</dc:creator>
    <meta:creation-date>2020-04-02T10:55:00Z</meta:creation-date>
    <dc:date>2021-05-16T16:34:00Z</dc:date>
    <meta:template xlink:href="Normal.dotm" xlink:type="simple"/>
    <meta:editing-cycles>11</meta:editing-cycles>
    <meta:editing-duration>PT0S</meta:editing-duration>
    <meta:document-statistic meta:page-count="1" meta:paragraph-count="1" meta:word-count="15" meta:character-count="109" meta:row-count="1" meta:non-whitespace-character-count="95"/>
  </office:meta>
</office:document-meta>
</file>